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8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37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7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7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21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22" style:base-cell-address="README.H25"/>
      <style:map style:condition="of:is-true-formula([.#REF!]&lt;[.$G25])" style:apply-style-name="cf21" style:base-cell-address="README.H25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22" style:base-cell-address="README.E25"/>
      <style:map style:condition="of:is-true-formula([.#REF!]&gt;[.$G25])" style:apply-style-name="cf21" style:base-cell-address="README.E25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22" style:base-cell-address="README.F25"/>
      <style:map style:condition="of:is-true-formula([.#REF!]&gt;[.$G25])" style:apply-style-name="cf21" style:base-cell-address="README.F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2" style:base-cell-address="A_vous_de_jouer.H8"/>
      <style:map style:condition="of:is-true-formula([.#REF!]&lt;[.$G8])" style:apply-style-name="cf21" style:base-cell-address="A_vous_de_jouer.H8"/>
    </style:style>
    <style:style style:name="ce47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2" style:base-cell-address="A_vous_de_jouer.H8"/>
      <style:map style:condition="of:is-true-formula([.#REF!]&lt;[.$G8])" style:apply-style-name="cf21" style:base-cell-address="A_vous_de_jouer.H8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2" style:base-cell-address="A_vous_de_jouer.E8"/>
      <style:map style:condition="of:is-true-formula([.#REF!]&gt;[.$G8])" style:apply-style-name="cf21" style:base-cell-address="A_vous_de_jouer.E8"/>
    </style:style>
    <style:style style:name="ce49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2" style:base-cell-address="A_vous_de_jouer.E8"/>
      <style:map style:condition="of:is-true-formula([.#REF!]&gt;[.$G8])" style:apply-style-name="cf21" style:base-cell-address="A_vous_de_jouer.E8"/>
    </style:style>
    <style:style style:name="ce5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22" style:base-cell-address="A_vous_de_jouer.E19"/>
      <style:map style:condition="of:is-true-formula([.#REF!]&gt;[.$G18])" style:apply-style-name="cf21" style:base-cell-address="A_vous_de_jouer.E19"/>
    </style:style>
    <style:style style:name="ce5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2" style:base-cell-address="A_vous_de_jouer.F8"/>
      <style:map style:condition="of:is-true-formula([.#REF!]&gt;[.$G8])" style:apply-style-name="cf21" style:base-cell-address="A_vous_de_jouer.F8"/>
    </style:style>
    <style:style style:name="ce52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2" style:base-cell-address="A_vous_de_jouer.F8"/>
      <style:map style:condition="of:is-true-formula([.#REF!]&gt;[.$G8])" style:apply-style-name="cf21" style:base-cell-address="A_vous_de_jouer.F8"/>
    </style:style>
    <style:style style:name="ce5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23" style:base-cell-address="A_vous_de_jouer.H48"/>
      <style:map style:condition="of:is-true-formula([.#REF!]&gt;[.#REF!])" style:apply-style-name="cf24" style:base-cell-address="A_vous_de_jouer.H48"/>
      <style:map style:condition="of:is-true-formula([.#REF!]&gt;[.$G58])" style:apply-style-name="cf22" style:base-cell-address="A_vous_de_jouer.H58"/>
      <style:map style:condition="of:is-true-formula([.#REF!]&lt;[.$G58])" style:apply-style-name="cf21" style:base-cell-address="A_vous_de_jouer.H58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23" style:base-cell-address="A_vous_de_jouer.E48"/>
      <style:map style:condition="of:is-true-formula([.#REF!]&lt;[.#REF!])" style:apply-style-name="cf24" style:base-cell-address="A_vous_de_jouer.E48"/>
      <style:map style:condition="of:is-true-formula([.#REF!]&lt;[.$G48])" style:apply-style-name="cf22" style:base-cell-address="A_vous_de_jouer.E48"/>
      <style:map style:condition="of:is-true-formula([.#REF!]&gt;[.$G48])" style:apply-style-name="cf21" style:base-cell-address="A_vous_de_jouer.E48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23" style:base-cell-address="A_vous_de_jouer.H60"/>
      <style:map style:condition="of:is-true-formula([.#REF!]&lt;[.#REF!])" style:apply-style-name="cf24" style:base-cell-address="A_vous_de_jouer.H60"/>
      <style:map style:condition="of:is-true-formula([.#REF!]&lt;[.$G60])" style:apply-style-name="cf22" style:base-cell-address="A_vous_de_jouer.H60"/>
      <style:map style:condition="of:is-true-formula([.#REF!]&gt;[.$G60])" style:apply-style-name="cf21" style:base-cell-address="A_vous_de_jouer.H60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2" style:base-cell-address="A_vous_de_jouer.H8"/>
      <style:map style:condition="of:is-true-formula([.#REF!]&lt;[.$G8])" style:apply-style-name="cf21" style:base-cell-address="A_vous_de_jouer.H8"/>
      <style:map style:condition="of:is-true-formula([.#REF!]&lt;[.#REF!])" style:apply-style-name="cf23" style:base-cell-address="A_vous_de_jouer.H48"/>
      <style:map style:condition="of:is-true-formula([.#REF!]&gt;[.#REF!])" style:apply-style-name="cf24" style:base-cell-address="A_vous_de_jouer.H4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3">
            <text:p>Rappel des règles :</text:p>
          </table:table-cell>
          <table:covered-table-cell table:number-columns-repeated="5"/>
          <table:table-cell table:number-columns-repeated="2" table:style-name="ce1"/>
          <table:table-cell office:value-type="string" table:style-name="ce1">
            <text:p>Pour les amateurs de statistiques :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7" table:style-name="ce1"/>
          <table:table-cell office:value-type="string" table:style-name="ce2">
            <text:p><text:a xlink:href="https://www.uefa.com/european-qualifiers/statistics/">Stats UEFA sur les qualifications à l'Euro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6" table:style-name="ce1"/>
          <table:table-cell office:value-type="string" table:style-name="ce2">
            <text:p><text:a xlink:href="https://fbref.com/en/">Fbref : Stats sur joueurs individuels lors des saisons en club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! Attention, le football de sélection est encore plus difficile à modéliser que celui en club!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7" table:number-rows-spanned="1" table:style-name="ce14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Deux questions bonus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20 pts</text:p>
          </table:table-cell>
          <table:table-cell office:value-type="string" table:style-name="ce1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5 pts</text:p>
          </table:table-cell>
          <table:table-cell office:value-type="string" table:style-name="ce1">
            <text:p>Meilleur joueur (i.e. celui qui sera nommé par l'UEFA à la fin du tournoi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4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0" table:number-rows-spanned="1" table:style-name="ce15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16">
            <text:p>Deadlines pour envoi</text:p>
          </table:table-cell>
          <table:covered-table-cell table:number-columns-repeated="7"/>
          <table:table-cell table:style-name="ce5"/>
          <table:table-cell table:style-name="ce6"/>
          <table:table-cell table:number-columns-repeated="16374"/>
        </table:table-row>
        <table:table-row table:style-name="ro4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A</text:p>
          </table:table-cell>
          <table:table-cell office:value-type="float" office:value="0" table:style-name="ce45">
            <text:p>0</text:p>
          </table:table-cell>
          <table:table-cell office:value-type="float" office:value="2" table:style-name="ce45">
            <text:p>2</text:p>
          </table:table-cell>
          <table:table-cell office:value-type="string" table:style-name="ce43">
            <text:p>Pays B</text:p>
          </table:table-cell>
          <table:table-cell table:number-columns-repeated="2" table:style-name="ce11"/>
          <table:table-cell table:number-columns-repeated="16374"/>
        </table:table-row>
        <table:table-row table:style-name="ro4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C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string" table:style-name="ce43">
            <text:p>Pays D</text:p>
          </table:table-cell>
          <table:table-cell table:style-name="ce12"/>
          <table:table-cell table:style-name="ce11"/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  <table:table table:name="A_vous_de_jouer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4">
          <table:table-cell office:value-type="string" table:number-columns-spanned="8" table:number-rows-spanned="1" table:style-name="ce35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office:value-type="string" table:number-columns-spanned="8" table:number-rows-spanned="1" table:style-name="ce16">
            <text:p>deadline pour envoi<text:s/></text:p>
          </table:table-cell>
          <table:covered-table-cell table:number-columns-repeated="7"/>
          <table:table-cell office:value-type="string" table:style-name="ce17">
            <text:p>contact à qui envoyer les pronostics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8"/>
          <table:table-cell office:value-type="string" table:number-columns-spanned="2" table:number-rows-spanned="1" table:style-name="ce36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37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7">
            <text:p>A</text:p>
          </table:table-cell>
          <table:table-cell office:value-type="date" office:date-value="2021-06-14T21:00:00" table:style-name="ce8">
            <text:p>14-juin</text:p>
          </table:table-cell>
          <table:table-cell office:value-type="time" office:time-value="PT1064613H0M0S" table:style-name="ce9">
            <text:p>21:00</text:p>
          </table:table-cell>
          <table:table-cell office:value-type="string" table:style-name="ce48">
            <text:p>Allemagne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" table:style-name="ce25">
            <text:p>2</text:p>
          </table:table-cell>
          <table:table-cell office:value-type="string" table:style-name="ce7">
            <text:p>A</text:p>
          </table:table-cell>
          <table:table-cell office:value-type="date" office:date-value="2021-06-15T15:00:00" table:style-name="ce8">
            <text:p>15-juin</text:p>
          </table:table-cell>
          <table:table-cell office:value-type="time" office:time-value="PT1064631H0M0S" table:style-name="ce9">
            <text:p>15:00</text:p>
          </table:table-cell>
          <table:table-cell office:value-type="string" table:style-name="ce48">
            <text:p>Hongri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" table:style-name="ce25">
            <text:p>3</text:p>
          </table:table-cell>
          <table:table-cell office:value-type="string" table:style-name="ce7">
            <text:p>B</text:p>
          </table:table-cell>
          <table:table-cell office:value-type="date" office:date-value="2021-06-15T18:00:00" table:style-name="ce8">
            <text:p>15-juin</text:p>
          </table:table-cell>
          <table:table-cell office:value-type="time" office:time-value="PT1064634H0M0S" table:style-name="ce9">
            <text:p>18:00</text:p>
          </table:table-cell>
          <table:table-cell office:value-type="string" table:style-name="ce48">
            <text:p>Espagn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" table:style-name="ce25">
            <text:p>4</text:p>
          </table:table-cell>
          <table:table-cell office:value-type="string" table:style-name="ce7">
            <text:p>B</text:p>
          </table:table-cell>
          <table:table-cell office:value-type="date" office:date-value="2021-06-15T21:00:00" table:style-name="ce8">
            <text:p>15-juin</text:p>
          </table:table-cell>
          <table:table-cell office:value-type="time" office:time-value="PT1064637H0M0S" table:style-name="ce9">
            <text:p>21:00</text:p>
          </table:table-cell>
          <table:table-cell office:value-type="string" table:style-name="ce48">
            <text:p>Italie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5" table:style-name="ce25">
            <text:p>5</text:p>
          </table:table-cell>
          <table:table-cell office:value-type="string" table:style-name="ce7">
            <text:p>D</text:p>
          </table:table-cell>
          <table:table-cell office:value-type="date" office:date-value="2021-06-16T15:00:00" table:style-name="ce8">
            <text:p>16-juin</text:p>
          </table:table-cell>
          <table:table-cell office:value-type="time" office:time-value="PT1064655H0M0S" table:style-name="ce9">
            <text:p>15:00</text:p>
          </table:table-cell>
          <table:table-cell office:value-type="string" table:style-name="ce48">
            <text:p>Pologne</text:p>
          </table:table-cell>
          <table:table-cell office:value-type="float" office:value="2" table:style-name="ce51">
            <text:p>2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6" table:style-name="ce25">
            <text:p>6</text:p>
          </table:table-cell>
          <table:table-cell office:value-type="string" table:style-name="ce7">
            <text:p>C</text:p>
          </table:table-cell>
          <table:table-cell office:value-type="date" office:date-value="2021-06-16T18:00:00" table:style-name="ce8">
            <text:p>16-juin</text:p>
          </table:table-cell>
          <table:table-cell office:value-type="time" office:time-value="PT1064658H0M0S" table:style-name="ce9">
            <text:p>18:00</text:p>
          </table:table-cell>
          <table:table-cell office:value-type="string" table:style-name="ce48">
            <text:p>Slovéni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7" table:style-name="ce25">
            <text:p>7</text:p>
          </table:table-cell>
          <table:table-cell office:value-type="string" table:style-name="ce7">
            <text:p>C</text:p>
          </table:table-cell>
          <table:table-cell office:value-type="date" office:date-value="2021-06-16T21:00:00" table:style-name="ce8">
            <text:p>16-juin</text:p>
          </table:table-cell>
          <table:table-cell office:value-type="time" office:time-value="PT1064661H0M0S" table:style-name="ce9">
            <text:p>21:00</text:p>
          </table:table-cell>
          <table:table-cell office:value-type="string" table:style-name="ce48">
            <text:p>Serbie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8" table:style-name="ce25">
            <text:p>8</text:p>
          </table:table-cell>
          <table:table-cell office:value-type="string" table:style-name="ce7">
            <text:p>E</text:p>
          </table:table-cell>
          <table:table-cell office:value-type="date" office:date-value="2021-06-17T15:00:00" table:style-name="ce8">
            <text:p>17-juin</text:p>
          </table:table-cell>
          <table:table-cell office:value-type="time" office:time-value="PT1064679H0M0S" table:style-name="ce9">
            <text:p>15:00</text:p>
          </table:table-cell>
          <table:table-cell office:value-type="string" table:style-name="ce48">
            <text:p>Roumanie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9" table:style-name="ce25">
            <text:p>9</text:p>
          </table:table-cell>
          <table:table-cell office:value-type="string" table:style-name="ce7">
            <text:p>E</text:p>
          </table:table-cell>
          <table:table-cell office:value-type="date" office:date-value="2021-06-17T18:00:00" table:style-name="ce8">
            <text:p>17-juin</text:p>
          </table:table-cell>
          <table:table-cell office:value-type="time" office:time-value="PT1064682H0M0S" table:style-name="ce9">
            <text:p>18:00</text:p>
          </table:table-cell>
          <table:table-cell office:value-type="string" table:style-name="ce48">
            <text:p>Belgique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0" table:style-name="ce25">
            <text:p>10</text:p>
          </table:table-cell>
          <table:table-cell office:value-type="string" table:style-name="ce7">
            <text:p>D</text:p>
          </table:table-cell>
          <table:table-cell office:value-type="date" office:date-value="2021-06-17T21:00:00" table:style-name="ce8">
            <text:p>17-juin</text:p>
          </table:table-cell>
          <table:table-cell office:value-type="time" office:time-value="PT1064685H0M0S" table:style-name="ce9">
            <text:p>21:00</text:p>
          </table:table-cell>
          <table:table-cell office:value-type="string" table:style-name="ce49">
            <text:p>Autriche</text:p>
          </table:table-cell>
          <table:table-cell office:value-type="float" office:value="1" table:style-name="ce52">
            <text:p>1</text:p>
          </table:table-cell>
          <table:table-cell office:value-type="float" office:value="3" table:style-name="ce52">
            <text:p>3</text:p>
          </table:table-cell>
          <table:table-cell office:value-type="string" table:style-name="ce47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1" table:style-name="ce25">
            <text:p>11</text:p>
          </table:table-cell>
          <table:table-cell office:value-type="string" table:style-name="ce7">
            <text:p>F</text:p>
          </table:table-cell>
          <table:table-cell office:value-type="date" office:date-value="2021-06-18T18:00:00" table:style-name="ce8">
            <text:p>18-juin</text:p>
          </table:table-cell>
          <table:table-cell office:value-type="time" office:time-value="PT1064706H0M0S" table:style-name="ce9">
            <text:p>18:00</text:p>
          </table:table-cell>
          <table:table-cell office:value-type="string" table:style-name="ce6">
            <text:p>Turqui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2" table:style-name="ce25">
            <text:p>12</text:p>
          </table:table-cell>
          <table:table-cell office:value-type="string" table:style-name="ce7">
            <text:p>F</text:p>
          </table:table-cell>
          <table:table-cell office:value-type="date" office:date-value="2021-06-18T21:00:00" table:style-name="ce8">
            <text:p>18-juin</text:p>
          </table:table-cell>
          <table:table-cell office:value-type="time" office:time-value="PT1064709H0M0S" table:style-name="ce9">
            <text:p>21:00</text:p>
          </table:table-cell>
          <table:table-cell office:value-type="string" table:style-name="ce50">
            <text:p>Portugal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5">
          <table:table-cell office:value-type="float" office:value="13" table:style-name="ce25">
            <text:p>13</text:p>
          </table:table-cell>
          <table:table-cell office:value-type="string" table:style-name="ce7">
            <text:p>B</text:p>
          </table:table-cell>
          <table:table-cell office:value-type="date" office:date-value="2021-06-19T15:00:00" table:style-name="ce8">
            <text:p>19-juin</text:p>
          </table:table-cell>
          <table:table-cell office:value-type="time" office:time-value="PT1064727H0M0S" table:style-name="ce9">
            <text:p>15:00</text:p>
          </table:table-cell>
          <table:table-cell office:value-type="string" table:style-name="ce48">
            <text:p>Croatie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4" table:style-name="ce25">
            <text:p>14</text:p>
          </table:table-cell>
          <table:table-cell office:value-type="string" table:style-name="ce7">
            <text:p>A</text:p>
          </table:table-cell>
          <table:table-cell office:value-type="date" office:date-value="2021-06-19T18:00:00" table:style-name="ce8">
            <text:p>19-juin</text:p>
          </table:table-cell>
          <table:table-cell office:value-type="time" office:time-value="PT1064730H0M0S" table:style-name="ce9">
            <text:p>18:00</text:p>
          </table:table-cell>
          <table:table-cell office:value-type="string" table:style-name="ce48">
            <text:p>Allemagne</text:p>
          </table:table-cell>
          <table:table-cell office:value-type="float" office:value="4" table:style-name="ce48">
            <text:p>4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5" table:style-name="ce25">
            <text:p>15</text:p>
          </table:table-cell>
          <table:table-cell office:value-type="string" table:style-name="ce7">
            <text:p>A</text:p>
          </table:table-cell>
          <table:table-cell office:value-type="date" office:date-value="2021-06-19T21:00:00" table:style-name="ce8">
            <text:p>19-juin</text:p>
          </table:table-cell>
          <table:table-cell office:value-type="time" office:time-value="PT1064733H0M0S" table:style-name="ce9">
            <text:p>21:00</text:p>
          </table:table-cell>
          <table:table-cell office:value-type="string" table:style-name="ce48">
            <text:p>Ecosse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6" table:style-name="ce25">
            <text:p>16</text:p>
          </table:table-cell>
          <table:table-cell office:value-type="string" table:style-name="ce7">
            <text:p>C</text:p>
          </table:table-cell>
          <table:table-cell office:value-type="date" office:date-value="2021-06-20T15:00:00" table:style-name="ce8">
            <text:p>20-juin</text:p>
          </table:table-cell>
          <table:table-cell office:value-type="time" office:time-value="PT1064751H0M0S" table:style-name="ce9">
            <text:p>15:00</text:p>
          </table:table-cell>
          <table:table-cell office:value-type="string" table:style-name="ce48">
            <text:p>Slovénie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7" table:style-name="ce25">
            <text:p>17</text:p>
          </table:table-cell>
          <table:table-cell office:value-type="string" table:style-name="ce7">
            <text:p>C</text:p>
          </table:table-cell>
          <table:table-cell office:value-type="date" office:date-value="2021-06-20T18:00:00" table:style-name="ce8">
            <text:p>20-juin</text:p>
          </table:table-cell>
          <table:table-cell office:value-type="time" office:time-value="PT1064754H0M0S" table:style-name="ce9">
            <text:p>18:00</text:p>
          </table:table-cell>
          <table:table-cell office:value-type="string" table:style-name="ce48">
            <text:p>Danemark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8" table:style-name="ce25">
            <text:p>18</text:p>
          </table:table-cell>
          <table:table-cell office:value-type="string" table:style-name="ce7">
            <text:p>B</text:p>
          </table:table-cell>
          <table:table-cell office:value-type="date" office:date-value="2021-06-20T21:00:00" table:style-name="ce8">
            <text:p>20-juin</text:p>
          </table:table-cell>
          <table:table-cell office:value-type="time" office:time-value="PT1064757H0M0S" table:style-name="ce9">
            <text:p>21:00</text:p>
          </table:table-cell>
          <table:table-cell office:value-type="string" table:style-name="ce48">
            <text:p>Espagne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9" table:style-name="ce25">
            <text:p>19</text:p>
          </table:table-cell>
          <table:table-cell office:value-type="string" table:style-name="ce7">
            <text:p>E</text:p>
          </table:table-cell>
          <table:table-cell office:value-type="date" office:date-value="2021-06-21T15:00:00" table:style-name="ce8">
            <text:p>21-juin</text:p>
          </table:table-cell>
          <table:table-cell office:value-type="time" office:time-value="PT1064775H0M0S" table:style-name="ce9">
            <text:p>15:00</text:p>
          </table:table-cell>
          <table:table-cell office:value-type="string" table:style-name="ce6">
            <text:p>Slovaqui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0" table:style-name="ce25">
            <text:p>20</text:p>
          </table:table-cell>
          <table:table-cell office:value-type="string" table:style-name="ce7">
            <text:p>D</text:p>
          </table:table-cell>
          <table:table-cell office:value-type="date" office:date-value="2021-06-21T18:00:00" table:style-name="ce8">
            <text:p>21-juin</text:p>
          </table:table-cell>
          <table:table-cell office:value-type="time" office:time-value="PT1064778H0M0S" table:style-name="ce9">
            <text:p>18:00</text:p>
          </table:table-cell>
          <table:table-cell office:value-type="string" table:style-name="ce48">
            <text:p>Pologne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7">
            <text:p>D</text:p>
          </table:table-cell>
          <table:table-cell office:value-type="date" office:date-value="2021-06-21T21:00:00" table:style-name="ce8">
            <text:p>21-juin</text:p>
          </table:table-cell>
          <table:table-cell office:value-type="time" office:time-value="PT1064781H0M0S" table:style-name="ce9">
            <text:p>21:00</text:p>
          </table:table-cell>
          <table:table-cell office:value-type="string" table:style-name="ce49">
            <text:p>France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string" table:style-name="ce47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2" table:style-name="ce25">
            <text:p>22</text:p>
          </table:table-cell>
          <table:table-cell office:value-type="string" table:style-name="ce7">
            <text:p>F</text:p>
          </table:table-cell>
          <table:table-cell office:value-type="date" office:date-value="2021-06-22T15:00:00" table:style-name="ce8">
            <text:p>22-juin</text:p>
          </table:table-cell>
          <table:table-cell office:value-type="time" office:time-value="PT1064799H0M0S" table:style-name="ce9">
            <text:p>15:00</text:p>
          </table:table-cell>
          <table:table-cell office:value-type="string" table:style-name="ce48">
            <text:p>Géorgie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3" table:style-name="ce25">
            <text:p>23</text:p>
          </table:table-cell>
          <table:table-cell office:value-type="string" table:style-name="ce7">
            <text:p>F</text:p>
          </table:table-cell>
          <table:table-cell office:value-type="date" office:date-value="2021-06-22T18:00:00" table:style-name="ce8">
            <text:p>22-juin</text:p>
          </table:table-cell>
          <table:table-cell office:value-type="time" office:time-value="PT1064802H0M0S" table:style-name="ce9">
            <text:p>18:00</text:p>
          </table:table-cell>
          <table:table-cell office:value-type="string" table:style-name="ce48">
            <text:p>Turquie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4" table:style-name="ce25">
            <text:p>24</text:p>
          </table:table-cell>
          <table:table-cell office:value-type="string" table:style-name="ce7">
            <text:p>E</text:p>
          </table:table-cell>
          <table:table-cell office:value-type="date" office:date-value="2021-06-22T21:00:00" table:style-name="ce8">
            <text:p>22-juin</text:p>
          </table:table-cell>
          <table:table-cell office:value-type="time" office:time-value="PT1064805H0M0S" table:style-name="ce9">
            <text:p>21:00</text:p>
          </table:table-cell>
          <table:table-cell office:value-type="string" table:style-name="ce48">
            <text:p>Belgique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25" table:style-name="ce25">
            <text:p>25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Suisse</text:p>
          </table:table-cell>
          <table:table-cell table:style-name="ce48"/>
          <table:table-cell table:style-name="ce48"/>
          <table:table-cell office:value-type="string" table:style-name="ce46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6" table:style-name="ce25">
            <text:p>26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Ecosse</text:p>
          </table:table-cell>
          <table:table-cell table:style-name="ce48"/>
          <table:table-cell table:style-name="ce48"/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7" table:style-name="ce25">
            <text:p>27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Croatie</text:p>
          </table:table-cell>
          <table:table-cell table:style-name="ce48"/>
          <table:table-cell table:style-name="ce48"/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Albanie</text:p>
          </table:table-cell>
          <table:table-cell table:style-name="ce48"/>
          <table:table-cell table:style-name="ce48"/>
          <table:table-cell office:value-type="string" table:style-name="ce46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9" table:style-name="ce25">
            <text:p>29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8">
            <text:p>Pays-Bas</text:p>
          </table:table-cell>
          <table:table-cell table:style-name="ce48"/>
          <table:table-cell table:style-name="ce48"/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0" table:style-name="ce25">
            <text:p>30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9">
            <text:p>France</text:p>
          </table:table-cell>
          <table:table-cell table:style-name="ce49"/>
          <table:table-cell table:style-name="ce49"/>
          <table:table-cell office:value-type="string" table:style-name="ce47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1" table:style-name="ce25">
            <text:p>31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Angleterre</text:p>
          </table:table-cell>
          <table:table-cell table:style-name="ce48"/>
          <table:table-cell table:style-name="ce48"/>
          <table:table-cell office:value-type="string" table:style-name="ce46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2" table:style-name="ce25">
            <text:p>32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Danemark</text:p>
          </table:table-cell>
          <table:table-cell table:style-name="ce48"/>
          <table:table-cell table:style-name="ce48"/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3" table:style-name="ce25">
            <text:p>33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Slovaquie</text:p>
          </table:table-cell>
          <table:table-cell table:style-name="ce48"/>
          <table:table-cell table:style-name="ce48"/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4" table:style-name="ce25">
            <text:p>34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Ukraine</text:p>
          </table:table-cell>
          <table:table-cell table:style-name="ce48"/>
          <table:table-cell table:style-name="ce48"/>
          <table:table-cell office:value-type="string" table:style-name="ce46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5" table:style-name="ce25">
            <text:p>35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Tchéquie</text:p>
          </table:table-cell>
          <table:table-cell table:style-name="ce48"/>
          <table:table-cell table:style-name="ce48"/>
          <table:table-cell office:value-type="string" table:style-name="ce46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6" table:style-name="ce25">
            <text:p>36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Géorgie</text:p>
          </table:table-cell>
          <table:table-cell table:style-name="ce48"/>
          <table:table-cell table:style-name="ce48"/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37" table:style-name="ce7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8">
            <text:p>29-juin</text:p>
          </table:table-cell>
          <table:table-cell office:value-type="time" office:time-value="PT1065042H0M0S" table:style-name="ce9">
            <text:p>18:00</text:p>
          </table:table-cell>
          <table:table-cell office:value-type="string" table:style-name="ce54">
            <text:p>Groupe A Runner Up</text:p>
          </table:table-cell>
          <table:table-cell table:number-columns-repeated="2" table:style-name="ce7"/>
          <table:table-cell office:value-type="string" table:style-name="ce56">
            <text:p>Groupe B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8">
            <text:p>29-juin</text:p>
          </table:table-cell>
          <table:table-cell office:value-type="time" office:time-value="PT1065045H0M0S" table:style-name="ce9">
            <text:p>21:00</text:p>
          </table:table-cell>
          <table:table-cell office:value-type="string" table:style-name="ce54">
            <text:p>Vainqueur du groupe A</text:p>
          </table:table-cell>
          <table:table-cell table:number-columns-repeated="2" table:style-name="ce7"/>
          <table:table-cell office:value-type="string" table:style-name="ce56">
            <text:p>Groupe C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8">
            <text:p>30-juin</text:p>
          </table:table-cell>
          <table:table-cell office:value-type="time" office:time-value="PT1065066H0M0S" table:style-name="ce9">
            <text:p>18:00</text:p>
          </table:table-cell>
          <table:table-cell office:value-type="string" table:style-name="ce54">
            <text:p>Groupe C Vainqueur</text:p>
          </table:table-cell>
          <table:table-cell table:number-columns-repeated="2" table:style-name="ce7"/>
          <table:table-cell office:value-type="string" table:style-name="ce56">
            <text:p>Groupe 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8">
            <text:p>30-juin</text:p>
          </table:table-cell>
          <table:table-cell office:value-type="time" office:time-value="PT1065069H0M0S" table:style-name="ce9">
            <text:p>21:00</text:p>
          </table:table-cell>
          <table:table-cell office:value-type="string" table:style-name="ce54">
            <text:p>Vainqueur du groupe B</text:p>
          </table:table-cell>
          <table:table-cell table:number-columns-repeated="2" table:style-name="ce7"/>
          <table:table-cell office:value-type="string" table:style-name="ce56">
            <text:p>Groupe A/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8">
            <text:p>01-juil</text:p>
          </table:table-cell>
          <table:table-cell office:value-type="time" office:time-value="PT1065090H0M0S" table:style-name="ce9">
            <text:p>18:00</text:p>
          </table:table-cell>
          <table:table-cell office:value-type="string" table:style-name="ce54">
            <text:p>Groupe D Runner Up</text:p>
          </table:table-cell>
          <table:table-cell table:number-columns-repeated="2" table:style-name="ce7"/>
          <table:table-cell office:value-type="string" table:style-name="ce56">
            <text:p>Groupe E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8">
            <text:p>01-juil</text:p>
          </table:table-cell>
          <table:table-cell office:value-type="time" office:time-value="PT1065093H0M0S" table:style-name="ce9">
            <text:p>21:00</text:p>
          </table:table-cell>
          <table:table-cell office:value-type="string" table:style-name="ce54">
            <text:p>Groupe F Vainqueur</text:p>
          </table:table-cell>
          <table:table-cell table:number-columns-repeated="2" table:style-name="ce7"/>
          <table:table-cell office:value-type="string" table:style-name="ce56">
            <text:p>Groupe A/B/C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8">
            <text:p>02-juil</text:p>
          </table:table-cell>
          <table:table-cell office:value-type="time" office:time-value="PT1065114H0M0S" table:style-name="ce9">
            <text:p>18:00</text:p>
          </table:table-cell>
          <table:table-cell office:value-type="string" table:style-name="ce54">
            <text:p>Groupe D Vainqueur</text:p>
          </table:table-cell>
          <table:table-cell table:number-columns-repeated="2" table:style-name="ce7"/>
          <table:table-cell office:value-type="string" table:style-name="ce56">
            <text:p>Groupe F Runner Up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8">
            <text:p>02-juil</text:p>
          </table:table-cell>
          <table:table-cell office:value-type="time" office:time-value="PT1065117H0M0S" table:style-name="ce9">
            <text:p>21:00</text:p>
          </table:table-cell>
          <table:table-cell office:value-type="string" table:style-name="ce54">
            <text:p>Vainqueur Groupe E</text:p>
          </table:table-cell>
          <table:table-cell table:number-columns-repeated="2" table:style-name="ce7"/>
          <table:table-cell office:value-type="string" table:style-name="ce56">
            <text:p>Groupe A/B/C/D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45" table:style-name="ce7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8">
            <text:p>05-juil</text:p>
          </table:table-cell>
          <table:table-cell office:value-type="time" office:time-value="PT1065186H0M0S" table:style-name="ce9">
            <text:p>18:00</text:p>
          </table:table-cell>
          <table:table-cell office:value-type="string" table:style-name="ce54">
            <text:p>Vainqueur match 39</text:p>
          </table:table-cell>
          <table:table-cell table:number-columns-repeated="2" table:style-name="ce7"/>
          <table:table-cell office:value-type="string" table:style-name="ce53">
            <text:p>Vainqueur match 37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8">
            <text:p>05-juil</text:p>
          </table:table-cell>
          <table:table-cell office:value-type="time" office:time-value="PT1065189H0M0S" table:style-name="ce9">
            <text:p>21:00</text:p>
          </table:table-cell>
          <table:table-cell office:value-type="string" table:style-name="ce54">
            <text:p>Vainqueur match 41</text:p>
          </table:table-cell>
          <table:table-cell table:number-columns-repeated="2" table:style-name="ce7"/>
          <table:table-cell office:value-type="string" table:style-name="ce53">
            <text:p>Vainqueur match 42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8">
            <text:p>06-juil</text:p>
          </table:table-cell>
          <table:table-cell office:value-type="time" office:time-value="PT1065210H0M0S" table:style-name="ce9">
            <text:p>18:00</text:p>
          </table:table-cell>
          <table:table-cell office:value-type="string" table:style-name="ce54">
            <text:p>Vainqueur match 38</text:p>
          </table:table-cell>
          <table:table-cell table:number-columns-repeated="2" table:style-name="ce30"/>
          <table:table-cell office:value-type="string" table:style-name="ce55">
            <text:p>Vainqueur match 40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8">
            <text:p>06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4</text:p>
          </table:table-cell>
          <table:table-cell table:number-columns-repeated="2" table:style-name="ce7"/>
          <table:table-cell office:value-type="string" table:style-name="ce53">
            <text:p>Vainqueur match 43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49" table:style-name="ce31">
            <text:p>49</text:p>
          </table:table-cell>
          <table:table-cell office:value-type="string" table:style-name="ce32">
            <text:p>Demi-finales</text:p>
          </table:table-cell>
          <table:table-cell office:value-type="date" office:date-value="2021-07-09T21:00:00" table:style-name="ce33">
            <text:p>09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5</text:p>
          </table:table-cell>
          <table:table-cell table:number-columns-repeated="2" table:style-name="ce7"/>
          <table:table-cell office:value-type="string" table:style-name="ce53">
            <text:p>Vainqueur match 46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8">
            <text:p>10-juil</text:p>
          </table:table-cell>
          <table:table-cell office:value-type="time" office:time-value="PT1065237H0M0S" table:style-name="ce9">
            <text:p>21:00</text:p>
          </table:table-cell>
          <table:table-cell office:value-type="string" table:style-name="ce54">
            <text:p>Vainqueur match 47</text:p>
          </table:table-cell>
          <table:table-cell table:number-columns-repeated="2" table:style-name="ce7"/>
          <table:table-cell office:value-type="string" table:style-name="ce53">
            <text:p>Vainqueur match 48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51" table:style-name="ce7">
            <text:p>51</text:p>
          </table:table-cell>
          <table:table-cell office:value-type="string" table:style-name="ce34">
            <text:p>Final</text:p>
          </table:table-cell>
          <table:table-cell office:value-type="date" office:date-value="2021-07-14T21:00:00" table:style-name="ce8">
            <text:p>14-juil</text:p>
          </table:table-cell>
          <table:table-cell office:value-type="time" office:time-value="PT1065333H0M0S" table:style-name="ce9">
            <text:p>21:00</text:p>
          </table:table-cell>
          <table:table-cell office:value-type="string" table:style-name="ce54">
            <text:p>Vainqueur match 49</text:p>
          </table:table-cell>
          <table:table-cell table:number-columns-repeated="2" table:style-name="ce7"/>
          <table:table-cell office:value-type="string" table:style-name="ce53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2">
          <table:table-cell table:number-columns-repeated="16384"/>
        </table:table-row>
      </table:table>
      <table:table table:name="Questions_bonus_(pr_le_29_juin)" table:style-name="ta1">
        <table:table-column table:style-name="co10" table:number-columns-repeated="7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40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1 (20 pts) : Meilleur buteur à la fin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table:number-columns-spanned="6" table:number-rows-spanned="1" table:style-name="ce42"/>
          <table:covered-table-cell table:number-columns-repeated="5"/>
          <table:table-cell table:style-name="ce7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2 (15 pts) : Meilleur joueur à la fin du tournoi (nommé par l'UEFA)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7" table:number-rows-spanned="1" table:style-name="ce42"/>
          <table:covered-table-cell table:number-columns-repeated="6"/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ime-style style:name="N3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7P0">
      <number:hours number:style="long"/>
      <number:text>:</number:text>
      <number:minutes number:style="long"/>
    </number:time-style>
    <number:text-style style:name="N37">
      <number:text-content/>
      <style:map style:condition="value()&gt;=0" style:apply-style-name="N37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font-weight="bold" style:font-weight-asian="bold" style:font-weight-complex="bold"/>
    </style:style>
    <style:style style:name="cf14" style:family="table-cell" style:data-style-name="N0">
      <style:text-properties fo:color="#808080" fo:font-style="italic" style:font-style-asian="italic" style:font-style-complex="italic"/>
    </style:style>
    <style:style style:name="cf15" style:family="table-cell" style:data-style-name="N0">
      <style:text-properties fo:color="#0000FF" fo:font-weight="bold" style:font-weight-asian="bold" style:font-weight-complex="bold"/>
    </style:style>
    <style:style style:name="cf16" style:family="table-cell" style:data-style-name="N0">
      <style:text-properties fo:color="#0000FF" fo:font-style="italic" style:font-style-asian="italic" style:font-style-complex="italic"/>
    </style:style>
    <style:style style:name="cf17" style:family="table-cell" style:data-style-name="N0">
      <style:text-properties fo:font-weight="bold" style:font-weight-asian="bold" style:font-weight-complex="bold"/>
    </style:style>
    <style:style style:name="cf18" style:family="table-cell" style:data-style-name="N0">
      <style:text-properties fo:color="#808080" fo:font-style="italic" style:font-style-asian="italic" style:font-style-complex="italic"/>
    </style:style>
    <style:style style:name="cf19" style:family="table-cell" style:data-style-name="N0">
      <style:text-properties fo:color="#0000FF"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20" style:family="table-cell" style:data-style-name="N0">
      <style:text-properties fo:color="#0000FF" fo:font-style="italic" style:font-style-asian="italic" style:font-style-complex="italic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21" style:family="table-cell">
      <style:text-properties fo:font-weight="bold" style:font-weight-asian="bold" style:font-weight-complex="bold" style:font-family-generic="swiss"/>
    </style:style>
    <style:style style:name="cf22" style:family="table-cell">
      <style:text-properties fo:color="#808080" fo:font-style="italic" style:font-style-asian="italic" style:font-style-complex="italic" style:font-family-generic="swiss"/>
    </style:style>
    <style:style style:name="cf23" style:family="table-cell">
      <style:text-properties fo:color="#0000FF" fo:font-weight="bold" style:font-weight-asian="bold" style:font-weight-complex="bold" style:font-family-generic="swiss"/>
    </style:style>
    <style:style style:name="cf24" style:family="table-cell">
      <style:text-properties fo:color="#0000FF" fo:font-style="italic" style:font-style-asian="italic" style:font-style-complex="itali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9</meta:generator>
    <meta:initial-creator>Benoît WILLIATTE</meta:initial-creator>
    <dc:creator>Pierre MADEC</dc:creator>
    <meta:creation-date>2024-06-11T13:41:17Z</meta:creation-date>
    <dc:date>2024-06-19T13:04:11Z</dc:date>
  </office:meta>
</office:document-meta>
</file>